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text-properties officeooo:rsid="00224823" officeooo:paragraph-rsid="001f9c70"/>
    </style:style>
    <style:style style:name="P2" style:family="paragraph" style:parent-style-name="Text_20_body" style:list-style-name="L1">
      <style:text-properties officeooo:rsid="001f9c70" officeooo:paragraph-rsid="0020abab"/>
    </style:style>
    <style:style style:name="P3" style:family="paragraph" style:parent-style-name="Text_20_body" style:list-style-name="L1">
      <style:text-properties officeooo:rsid="0020abab" officeooo:paragraph-rsid="0020abab"/>
    </style:style>
    <style:style style:name="T1" style:family="text">
      <style:text-properties officeooo:rsid="0020abab"/>
    </style:style>
    <style:style style:name="T2" style:family="text">
      <style:text-properties style:text-position="super 58%"/>
    </style:style>
    <style:style style:name="T3" style:family="text">
      <style:text-properties style:text-position="0% 10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420620321" text:style-name="L1">
        <text:list-item>
          <text:p text:style-name="P1">[Introduction] Pourquoi réaliser le projet ?</text:p>
          <text:list>
            <text:list-item>
              <text:p text:style-name="P2">Motivations : <text:span text:style-name="T1">À l’école, la seule motivation est de réussir l’année. Mais il est difficile de garder une motivation sérieuse sur une durée aussi importante pour un enfant.<text:line-break/>Aussi, tous les enfants d’une même année doivent apprendre les mêmes matières prévues dans le programme scolaire à la même vitesse afin de pouvoir restituer les connaissances assimilées avant l’échéance que représente cette fin d’année.</text:span></text:p>
            </text:list-item>
            <text:list-item>
              <text:p text:style-name="P3">Et au vu de la quantité de matière à assimiler, cela ne laisse pas aux enseignants beaucoup de temps disponible à prendre pour permettre aux élèves en difficultés avec certains points de matière de surmonter ces-dites difficultés.</text:p>
            </text:list-item>
            <text:list-item>
              <text:p text:style-name="P3">En revanche, pour certains élèves la difficulté de certaines matières est tout à fait négligeable, ce qui transforme ces matières en corvée car elle est soustraite de dernier caractères stimulant : la motivation a résoudre un problème qui se veut à notre portée. Ainsi, pour ces élèves, beaucoup de temps pourrait être gagné et utilisé pour des matières plus complexes.</text:p>
            </text:list-item>
            <text:list-item>
              <text:p text:style-name="P3">Faisant partie de ce deuxième groupe d’élèves, l’école m’ennuyait. En contrepartie, une fois rentré chez moi, je pouvais y retrouver mes jeux vidéos, qui m’apportaient ce que l’école n’était pas capable de m’apporter à savoir la stimulation à toujours vouloir faire mieux dans le chef de League of Legends, et la capacité d’avancer à mon propre rythme et d’étaler ma créativité dans le chef de Minecraft.</text:p>
            </text:list-item>
            <text:list-item>
              <text:p text:style-name="P3">C’est alors que j’ai commencé à me demander si l’école ne pouvait pas, d’une manière ou d’une autre, devenir tout aussi intéressante que mes jeux vidéos. Puis, lorsque je me suis demandé si on ne pouvait pas créé un jeu vidéo adapté à l’école, je me suis rappelé du vieux jeu auquel on jouait avec notre professeur de 3<text:span text:style-name="T2">e</text:span> primaire et de l’histoire du professeur de français canadien qui avait créé un jeu dans lequel on combattait un dragon à l’aide de réponses à des calculs.</text:p>
            </text:list-item>
            <text:list-item>
              <text:p text:style-name="P2">et objectifs du projet</text:p>
            </text:list-item>
          </text:list>
        </text:list-item>
        <text:list-item>
          <text:p text:style-name="P1">[Module 1] Analyse théorique pédagogique</text:p>
          <text:list>
            <text:list-item>
              <text:p text:style-name="P1">Analyse des problématiques rencontrées par les enfants et par les enseignants</text:p>
              <text:list>
                <text:list-item>
                  <text:p text:style-name="P1">Rôle du projet</text:p>
                </text:list-item>
              </text:list>
            </text:list-item>
            <text:list-item>
              <text:p text:style-name="P1">Analyse des pistes de solutions à implémenter dans le projet</text:p>
              <text:list>
                <text:list-item>
                  <text:p text:style-name="P1">Analyse du point de vue du programme scolaire</text:p>
                </text:list-item>
                <text:list-item>
                  <text:p text:style-name="P1">Analyse du point de vue des enfants</text:p>
                </text:list-item>
              </text:list>
            </text:list-item>
          </text:list>
        </text:list-item>
        <text:list-item>
          <text:p text:style-name="P1">[Module 2] Analyse théorique des besoins technologiques</text:p>
          <text:list>
            <text:list-item>
              <text:p text:style-name="P1">Analyse des moteurs de jeux disponibles</text:p>
            </text:list-item>
            <text:list-item>
              <text:p text:style-name="P1">Analyse des besoins d’enregistrement de données</text:p>
              <text:list>
                <text:list-item>
                  <text:p text:style-name="P1">Comparer les différents systèmes de base de données en donnant leurs fonctionnalités, avantages et inconvénients</text:p>
                </text:list-item>
              </text:list>
            </text:list-item>
            <text:list-item>
              <text:p text:style-name="P1">Analyse des capacités techniques des potentiels joueurs</text:p>
              <text:list>
                <text:list-item>
                  <text:p text:style-name="P1"><text:soft-page-break/>Si le jeu est prévu pour être distribué dans les écoles, quelles sont leurs capacités techniques et le matériel qui est à leur disposition ?</text:p>
                </text:list-item>
                <text:list-item>
                  <text:p text:style-name="P1">Si le jeu est prévu pour être distribué au grand public, quelles sont leurs capacités techniques et le matériel qui est à leur disposition ?</text:p>
                </text:list-item>
              </text:list>
            </text:list-item>
            <text:list-item>
              <text:p text:style-name="P1">Analyse des capacités techniques à disposition pour la création du jeu</text:p>
              <text:list>
                <text:list-item>
                  <text:p text:style-name="P1">Sur quel matériel sera développé le jeu ?</text:p>
                </text:list-item>
                <text:list-item>
                  <text:p text:style-name="P1">Sur quel matériel pourrait tourner les serveurs de jeu ?</text:p>
                </text:list-item>
                <text:list-item>
                  <text:p text:style-name="P1">Quel budget ?</text:p>
                </text:list-item>
              </text:list>
            </text:list-item>
          </text:list>
        </text:list-item>
        <text:list-item>
          <text:p text:style-name="P1">[Module 3] Création des outils du projet</text:p>
          <text:list>
            <text:list-item>
              <text:p text:style-name="P1">Création du projet sur Unity</text:p>
            </text:list-item>
            <text:list-item>
              <text:p text:style-name="P1">Création du projet sur Git et GitHub</text:p>
            </text:list-item>
            <text:list-item>
              <text:p text:style-name="P1">Création de la base de données dans un conteneur Docker basé sur PostgreSQL</text:p>
            </text:list-item>
          </text:list>
        </text:list-item>
        <text:list-item>
          <text:p text:style-name="P1">[Module 4] Processus créatif d’un niveau</text:p>
          <text:list>
            <text:list-item>
              <text:p text:style-name="P1">Raconter comment se déroule le processus créatif amenant à la réalisation d’un niveau</text:p>
              <text:list>
                <text:list-item>
                  <text:p text:style-name="P1">Parler du point de matière traité par le niveau</text:p>
                </text:list-item>
                <text:list-item>
                  <text:p text:style-name="P1">Replacer le point de matière dans un sujet sur lequel l’élève pourrait se projeter</text:p>
                </text:list-item>
                <text:list-item>
                  <text:p text:style-name="P1">Scénariser le niveau global</text:p>
                </text:list-item>
                <text:list-item>
                  <text:p text:style-name="P1">Intégrer le niveau et l’exercice</text:p>
                </text:list-item>
              </text:list>
            </text:list-item>
          </text:list>
        </text:list-item>
        <text:list-item>
          <text:p text:style-name="P1">[Module 5] Création et réalisation d’un exercice</text:p>
          <text:list>
            <text:list-item>
              <text:p text:style-name="P1">Raconter le processus créatif d’un exercice</text:p>
            </text:list-item>
          </text:list>
        </text:list-item>
        <text:list-item>
          <text:p text:style-name="P1">[Module 6] Évaluation des compétences</text:p>
          <text:list>
            <text:list-item>
              <text:p text:style-name="P1">Comment l’élève est-il évalué au long du jeu ?</text:p>
            </text:list-item>
            <text:list-item>
              <text:p text:style-name="P1">Comment sont présentées les informations récupérées ?</text:p>
              <text:list>
                <text:list-item>
                  <text:p text:style-name="P1">Les informations sont-elles présentées de manière neutres (résultat du niveau) ou sont-elles mises en contexte (évaluation de l’évolution)</text:p>
                </text:list-item>
                <text:list-item>
                  <text:p text:style-name="P1">Les informations sont-elles comparables ?</text:p>
                </text:list-item>
              </text:list>
            </text:list-item>
            <text:list-item>
              <text:p text:style-name="P1">Les informations récupérées dans le cadre de l’évaluation de compétence sont-elles utilisées afin d’adapter le niveau aux difficultés de l’élève ?</text:p>
            </text:list-item>
          </text:list>
        </text:list-item>
        <text:list-item>
          <text:p text:style-name="P1">[Module 7] Information sur les données personnelles</text:p>
          <text:list>
            <text:list-item>
              <text:p text:style-name="P1">Quelles sont les informations personnelles récoltées ?</text:p>
            </text:list-item>
            <text:list-item>
              <text:p text:style-name="P1">Dans quel but et à quelles fins ?</text:p>
            </text:list-item>
            <text:list-item>
              <text:p text:style-name="P1">Comment sont-elles utilisées ?</text:p>
            </text:list-item>
            <text:list-item>
              <text:p text:style-name="P1">Qui y a accès ?</text:p>
            </text:list-item>
          </text:list>
        </text:list-item>
        <text:list-item>
          <text:p text:style-name="P1"><text:soft-page-break/>[Module 8] Évolution du projet</text:p>
          <text:list>
            <text:list-item>
              <text:p text:style-name="P1">Quelles mesures ont été mises en place afin de permettre l’évolution du projet ?</text:p>
            </text:list-item>
          </text:list>
        </text:list-item>
        <text:list-item>
          <text:p text:style-name="P1">[Conclusion] Commentaire sur l’évolution du développement</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B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B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4T16:54:06.776000000</meta:creation-date>
    <dc:date>2023-05-21T16:55:20.812000000</dc:date>
    <meta:editing-duration>PT2H31M31S</meta:editing-duration>
    <meta:editing-cycles>2</meta:editing-cycles>
    <meta:generator>LibreOffice/7.5.0.3$Windows_X86_64 LibreOffice_project/c21113d003cd3efa8c53188764377a8272d9d6de</meta:generator>
    <meta:document-statistic meta:table-count="0" meta:image-count="0" meta:object-count="0" meta:page-count="3" meta:paragraph-count="50" meta:word-count="756" meta:character-count="4435" meta:non-whitespace-character-count="3779"/>
  </office:meta>
</office:document-meta>
</file>